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64d63" officeooo:paragraph-rsid="00039fa2"/>
    </style:style>
    <style:style style:name="P2" style:family="paragraph" style:parent-style-name="Standard">
      <style:text-properties officeooo:rsid="0004c75b" officeooo:paragraph-rsid="00039fa2"/>
    </style:style>
    <style:style style:name="P3" style:family="paragraph" style:parent-style-name="Standard">
      <style:text-properties officeooo:rsid="00039fa2" officeooo:paragraph-rsid="00039fa2"/>
    </style:style>
    <style:style style:name="P4" style:family="paragraph" style:parent-style-name="Standard">
      <style:text-properties officeooo:rsid="0005d03e" officeooo:paragraph-rsid="0005d03e"/>
    </style:style>
    <style:style style:name="P5" style:family="paragraph" style:parent-style-name="Standard">
      <style:text-properties officeooo:rsid="0004fc7d" officeooo:paragraph-rsid="00039fa2"/>
    </style:style>
    <style:style style:name="T1" style:family="text">
      <style:text-properties officeooo:rsid="00039fa2"/>
    </style:style>
    <style:style style:name="T2" style:family="text">
      <style:text-properties officeooo:rsid="0004fc7d"/>
    </style:style>
    <style:style style:name="T3" style:family="text">
      <style:text-properties officeooo:rsid="00070a1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ahier des charges"</text:p>
      <text:p text:style-name="Subtitle">Projet <text:span text:style-name="T1">BilletMaster</text:span>.</text:p>
      <text:p text:style-name="P2">Dans le cadre d'un développement agile, il n'y a pas à priori de cahier des charges aux sens classiques de l'industrie. Ce qui fait office de contrat entre les différentes parties est le développement des différents 'sprints' (lots) de développement. Ceci permet de minimiser le risque d'un <text:span text:style-name="T1">é</text:span>chec global du projet et permet des réajustements en cours de développement. Néanmoins, une première <text:span text:style-name="T1">discussion</text:span> globale doit avoir lieu avec le client sur les principales fonctionnalités et évolutions souhaitées du produit.</text:p>
      <text:p text:style-name="P2"/>
      <text:p text:style-name="P2">Le but ultime du projet est la <text:span text:style-name="T1">livraison</text:span> d'une application <text:span text:style-name="T1">web</text:span> faisant office d<text:span text:style-name="T1">e gestionnaire des billets</text:span> pour les salles de spectacles du groupe 3S.</text:p>
      <text:p text:style-name="P2"/>
      <text:p text:style-name="P2">Pour cela plusieurs interviews et une communication bimensuelle avec le <text:span text:style-name="T1">directeur</text:span> <text:span text:style-name="T1">commercial 3S</text:span> a été mis en place. Dans la dénomination 'agile' de EIN. Le <text:span text:style-name="T1">directeur</text:span> est le client. Ce client parle avec notre 'product owner', le responsable du produit.</text:p>
      <text:p text:style-name="P2"/>
      <text:p text:style-name="P2">Voici les questions principales sélectionnées par le responsable du produit.</text:p>
      <text:h text:style-name="Heading_20_1" text:outline-level="1">En quoi consiste <text:span text:style-name="T1">un gestionnaire de billet</text:span>?</text:h>
      <text:p text:style-name="P3">Le but principal d'un gestionnaire de billet est de fournir aux clients les différentes offres liées aux événements de nos salles par le biais d'un billet qui fait office de 'contrat' entre le client et la société.</text:p>
      <text:p text:style-name="P3">C’ est le gestionnaire qui fournit l'ensemble des informations et assure la cohérence des données entre les diverses salles et postes.</text:p>
      <text:h text:style-name="Heading_20_1" text:outline-level="1"><text:span text:style-name="T1">En quoi consiste un</text:span> billet?</text:h>
      <text:p text:style-name="P2">Un billet <text:span text:style-name="T1">doit afficher l'offre, la date, le prix, l'identité de l'acheteur.</text:span></text:p>
      <text:h text:style-name="Heading_20_1" text:outline-level="1">Qu'entendez-vous par offre ?</text:h>
      <text:p text:style-name="P3">Une offre correspond à une prestation définie pour un événement donné. C'est le cas des offres V.I.P, des packs 'premium', ou tout simplement d'une seule offre 'classique' (simple entrée à l’événement).</text:p>
      <text:h text:style-name="Heading_20_1" text:outline-level="1">Pourquoi avoir choisi de centraliser ce gestionnaire ?</text:h>
      <text:p text:style-name="P3">Les questions de coût et de maintenance sont au cœur du problème. L'ambition de la société est de fournir à terme un service logistique et technique à l'ensemble des salles d’Aquitaine. C'est donc une solution qui nous semble au cœur de la stratégie.</text:p>
      <text:h text:style-name="Heading_20_1" text:outline-level="1">Qu'attendez-vous en terme de qualité d<text:span text:style-name="T1">e ce service</text:span>?</text:h>
      <text:p text:style-name="P3">Ce service doit être accessible 24h/24 afin de permettre à terme la vente en ligne des billets. Le service doit être absolument sécurisé, car il contient des informations nominatives (Nom des clients), mais également des données financières (prix/taxes...).</text:p>
      <text:h text:style-name="Heading_20_1" text:outline-level="1">Qui seront les principaux utilisateurs du service?</text:h>
      <text:p text:style-name="P4">Le service sera principalement utilisé par le directeur commercial (moi), par les différents responsables des salles, et par tous les applications et services nécessitant les billets.</text:p>
      <text:h text:style-name="Heading_20_1" text:outline-level="1"><text:soft-page-break/>Quand est utilisée la solution?</text:h>
      <text:p text:style-name="P4">La solution doit être accessible 24h/24. Par ailleurs à l'avenir la société envisage une exportation à l'international de sa solution. Mais ce n'est pas dans les priorités.</text:p>
      <text:h text:style-name="Heading_20_1" text:outline-level="1">Où sera utilisée la solution?</text:h>
      <text:p text:style-name="P4">La solution sera déployée au siège dans notre salle des serveurs. Elle disposera d'une ligne dédiée récemment fibrée. Étant au cœur du système, nous ne nous donnons pas de limite théorique sur les besoins en terme de serveurs. Idéalement nous estimons que la solution doit au moins comporter 3 serveurs frontaux, deux serveurs d'applications, une base de données. Le tout avec une redondance pour la maintenance et en cas de panne.</text:p>
      <text:h text:style-name="Heading_20_1" text:outline-level="1">Définition du sprint :</text:h>
      <text:p text:style-name="P1">Suite à ce premier entretien (Qui? Que? Quoi? Quand? Comment? Pourquoi? Dans quel but?).</text:p>
      <text:p text:style-name="P1"><text:span text:style-name="T2">Un</text:span> premier sprint de <text:span text:style-name="T2">développement a été validé par le client. Ce dernier souhaite que les points suivants soient dans la prochaine 'release' (version).</text:span></text:p>
      <text:p text:style-name="P5"/>
      <text:p text:style-name="P1">-Le service doit permettre la connexion à la base de données.</text:p>
      <text:p text:style-name="P1">-Le service DOIT <text:span text:style-name="T1">fournir un système d'AUTHENTIFICATION</text:span>.</text:p>
      <text:p text:style-name="P1">-Le service doit <text:span text:style-name="T1">permettre la création / lecture / mise à jour / suppression </text:span>'des salles'</text:p>
      <text:p text:style-name="P1">-Le service doit <text:span text:style-name="T1">permettre la création / lecture / mise à jour / suppression </text:span>'des évènements' </text:p>
      <text:p text:style-name="P1">-Le service doit <text:span text:style-name="T1">permettre la création / lecture / mise à jour / suppression </text:span>'des tickets'</text:p>
      <text:p text:style-name="P1">-Le service doit <text:span text:style-name="T1">générer un qrcode correspondant au numéro du ticket</text:span></text:p>
      <text:p text:style-name="P1"/>
      <text:p text:style-name="P1">Le but du premier sprint est de développer l'interface utilisateur et d'assurer au client la connectivité à la base de données. Autre point important le client souhaite voir le <text:span text:style-name="T1">système</text:span> de <text:span text:style-name="T1">génération de qrcode</text:span>.</text:p>
      <text:p text:style-name="P1"/>
      <text:p text:style-name="P1">De fait, le client souhaite que lors de la première revue de sprint soit démontré:</text:p>
      <text:p text:style-name="P1">-<text:span text:style-name="T1">Le système d'authentification</text:span></text:p>
      <text:p text:style-name="P1">-La capacité à <text:span text:style-name="T1">créer/lire/modifier/supprimer </text:span><text:s/>une salle vers un ticket.</text:p>
      <text:p text:style-name="P1">-La capacité à <text:span text:style-name="T1">générer un qrcode</text:span> <text:span text:style-name="T1">d' </text:span>un ticket <text:span text:style-name="T1">correspondant à </text:span>son numéro.</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9T15:54:03.847000000</meta:creation-date>
    <dc:date>2014-06-09T22:59:11.574000000</dc:date>
    <meta:editing-duration>PT7M53S</meta:editing-duration>
    <meta:editing-cycles>3</meta:editing-cycles>
    <meta:generator>LibreOffice/4.1.5.3$Windows_x86 LibreOffice_project/1c1366bba2ba2b554cd2ca4d87c06da81c05d24</meta:generator>
    <meta:document-statistic meta:table-count="0" meta:image-count="0" meta:object-count="0" meta:page-count="2" meta:paragraph-count="37" meta:word-count="707" meta:character-count="4447" meta:non-whitespace-character-count="3775"/>
  </office:meta>
</office:document-meta>
</file>